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1pt" style:text-underline-style="solid" style:text-underline-width="auto" style:text-underline-color="font-color" style:font-size-asian="11pt" style:font-size-complex="11pt"/>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Header">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style:style>
    <style:style style:name="T1"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rojektdefinition Studienarbeit Stauerkennung</text:p>
      <text:p text:style-name="P2"/>
      <text:p text:style-name="P3">Zeitrahmen</text:p>
      <text:p text:style-name="P3"/>
      <text:p text:style-name="P4">Das Projekt ist am 20.05.2019 abzugeben, wir errechnen uns einen Zeitpuffer von einer Woche und wollen deshalb bis 13.05.2019 das Projekt abschließen.</text:p>
      <text:p text:style-name="P4"/>
      <text:p text:style-name="P3">Budget</text:p>
      <text:p text:style-name="P4"/>
      <text:p text:style-name="P4">Da dies ein Studienprojekt ist haben wir keine Mitarbeiterkosten und sonstige Kosten für Strom usw. sind zu vernachlässigen.</text:p>
      <text:p text:style-name="P4"/>
      <text:p text:style-name="P3">Idee</text:p>
      <text:p text:style-name="P4"/>
      <text:p text:style-name="P4">Die Idee ist eine App für Android-Smartphones zu entwickeln, mit welcher man Stau auf Autobahnen zuverlässig und frühzeitig erkennen kann. </text:p>
      <text:p text:style-name="P4">Hierfür werden öffentlich zugängliche Bilder der Straßenverkehrszentrale Baden-Württemberg verwendet. Mit verschiedenen Bildverarbeitungs-Algorithmen soll zähflüssiger oder stockender Verkehr auf den Bildern erkannt werden.</text:p>
      <text:p text:style-name="P4">Sobald ein Nutzer mit seinem Handy losfährt soll dabei anhand seiner Bewegungsrichtung die nächste Kamera ausgemacht werden. Weiterhin soll dem Nutzer per Sprachausgabe mitgeteilt werden, ob es auf seiner Strecke Stau gibt oder nicht.</text:p>
      <text:p text:style-name="P4">Diese Information soll zusätzlich mit dem Namen der nächsten Ausfahrt ergänzt werden, sodass der Nutzer entscheiden kann, ob er den Stau umfahren möchte.</text:p>
      <text:p text:style-name="P4">Darüber hinaus soll eine Bluetooth-Verbindung zum Auto aufgenommen werden, um die Automatisch beim Einsteigen und Losfahren zu starten.</text:p>
      <text:p text:style-name="P4"/>
      <text:p text:style-name="P3">Darstellung</text:p>
      <text:p text:style-name="P4"/>
      <text:p text:style-name="P4">Die Darstellung der App soll möglichst schlicht gehalten werden, da Nutzer die App während dem Auto fahren benutzen werden. Diese sollten möglichst nicht von einer Benutzeroberfläche vom Fahren abgelenkt werden.</text:p>
      <text:p text:style-name="P4">Es soll lediglich eine Einstellungsseite sichtbar sein, mit welcher man die App mit dem Auto koppeln kann.</text:p>
      <text:p text:style-name="P4"/>
      <text:p text:style-name="P3">Ziel</text:p>
      <text:p text:style-name="P4"/>
      <text:p text:style-name="P4">Das Ziel des Projektes ist es bis zum 13.05.2018 eine funktionierende Android-App zu entwickeln, sowie eine wissenschaftliche Arbeit über das Ergebnis zu dokumen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fo:text-align="justify" style:justify-single-word="false" text:number-lines="false" text:line-number="0" style:vertical-align="baseline">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style:text-underline-style="solid" style:text-underline-width="auto" style:text-underline-color="font-color" style:font-size-asian="11pt" style:font-size-complex="11pt"/>
    </style:style>
    <style:style style:name="MP2" style:family="paragraph" style:parent-style-name="Header">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size-complex="11pt"/>
    </style:style>
    <style:style style:name="MT1" style:family="text">
      <style:text-properties fo:font-variant="normal" fo:text-transform="none" fo:color="#000000"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INF16B4 / <text:span text:style-name="MT1">Stauerkennung<text:tab/>Projektdefinition<text:tab/>04.03.2019</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03-04T22:59:17.10</meta:creation-date>
    <dc:date>2019-03-05T15:24:16.15</dc:date>
    <meta:editing-duration>PT23M</meta:editing-duration>
    <meta:editing-cycles>3</meta:editing-cycles>
    <meta:generator>OpenOffice/4.1.3$Win32 OpenOffice.org_project/413m1$Build-9783</meta:generator>
    <meta:document-statistic meta:table-count="0" meta:image-count="0" meta:object-count="0" meta:page-count="1" meta:paragraph-count="17" meta:word-count="240" meta:character-count="1776"/>
  </office:meta>
</office:document-meta>
</file>